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  <style:text-properties fo:font-size="32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3" style:font-size-asian="32pt" style:font-weight-asian="bold" style:font-name-complex="Segoe UI3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663</text:span></text:p>
            <text:p text:style-name="P1"><text:span text:style-name="T2">“</text:span><text:span text:style-name="T2">Rise, My Soul, to Watch and Pra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4"><text:span text:style-name="T3">1. </text:span><text:span text:style-name="T4">Rise, my soul, to watch and pray;</text:span></text:p>
            <text:p text:style-name="P4"><text:span text:style-name="T4">From your sleep awaken!</text:span><text:span text:style-name="T4"><text:line-break/></text:span><text:span text:style-name="T4">Be not by the evil day</text:span><text:span text:style-name="T4"><text:line-break/></text:span><text:span text:style-name="T4">Unawares o’ertake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654cm" svg:height="7.011cm" svg:x="1.2cm" svg:y="0.481cm">
          <draw:text-box>
            <text:p text:style-name="P4"><text:span text:style-name="T4">For the foe,</text:span><text:span text:style-name="T4"><text:line-break/></text:span><text:span text:style-name="T4">Well we know,</text:span><text:span text:style-name="T4"><text:line-break/></text:span><text:span text:style-name="T4">Is a harvest reaping</text:span><text:span text:style-name="T4"><text:line-break/></text:span><text:span text:style-name="T4">While the saints are sleep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7" draw:layer="layout" svg:width="25.654cm" svg:height="7.011cm" svg:x="1.27cm" svg:y="0.528cm">
          <draw:text-box>
            <text:p text:style-name="P6"><text:span text:style-name="T5">2.</text:span><text:span text:style-name="T5"><text:tab/></text:span><text:span text:style-name="T6">Watch against the devil’s snares</text:span><text:span text:style-name="T6"><text:line-break/></text:span><text:span text:style-name="T6">Lest asleep he find you;</text:span><text:span text:style-name="T6"><text:line-break/></text:span><text:span text:style-name="T6">For indeed no pains he spares</text:span><text:span text:style-name="T6"><text:line-break/></text:span><text:span text:style-name="T6">To deceive and blind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9" draw:layer="layout" svg:width="24.892cm" svg:height="7.011cm" svg:x="1.524cm" svg:y="0.609cm">
          <draw:text-box>
            <text:p text:style-name="P8"><text:span text:style-name="T6">Satan’s prey</text:span><text:span text:style-name="T6"><text:line-break/></text:span><text:span text:style-name="T6">Oft are they</text:span><text:span text:style-name="T6"><text:line-break/></text:span><text:span text:style-name="T6">Who secure are sleeping</text:span><text:span text:style-name="T6"><text:line-break/></text:span><text:span text:style-name="T6">And no watch are keep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7" draw:layer="layout" svg:width="25.654cm" svg:height="7.011cm" svg:x="1.247cm" svg:y="0.481cm">
          <draw:text-box>
            <text:p text:style-name="P6"><text:span text:style-name="T5">3.</text:span><text:span text:style-name="T5"><text:tab/></text:span><text:span text:style-name="T6">Watch! Let not the wicked world</text:span><text:span text:style-name="T6"><text:line-break/></text:span><text:span text:style-name="T6">With its lies defeat you</text:span><text:span text:style-name="T6"><text:line-break/></text:span><text:span text:style-name="T6">Lest with bold deceptions hurled</text:span><text:span text:style-name="T6"><text:line-break/></text:span><text:span text:style-name="T6">It betray and cheat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9" draw:layer="layout" svg:width="23.876cm" svg:height="7.011cm" svg:x="2.032cm" svg:y="0.508cm">
          <draw:text-box>
            <text:p text:style-name="P8"><text:span text:style-name="T6">Watch and see</text:span><text:span text:style-name="T6"><text:line-break/></text:span><text:span text:style-name="T6">Lest there be</text:span><text:span text:style-name="T6"><text:line-break/></text:span><text:span text:style-name="T6">Faithless friends to charm you,</text:span><text:span text:style-name="T6"><text:line-break/></text:span><text:span text:style-name="T6">Who but seek to harm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9" draw:layer="layout" svg:width="25.146cm" svg:height="7.011cm" svg:x="1.481cm" svg:y="0.498cm">
          <draw:text-box>
            <text:p text:style-name="P8"><text:span text:style-name="T5">4.</text:span><text:span text:style-name="T5"><text:tab/></text:span><text:span text:style-name="T6">Watch against yourself, my soul,</text:span><text:span text:style-name="T6"><text:line-break/></text:span><text:span text:style-name="T6">Lest with grace you trifle;</text:span><text:span text:style-name="T6"><text:line-break/></text:span><text:span text:style-name="T6">Let not self your thoughts control</text:span><text:span text:style-name="T6"><text:line-break/></text:span><text:span text:style-name="T6">Nor God’s mercy stif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9" draw:layer="layout" svg:width="23.622cm" svg:height="7.011cm" svg:x="2.032cm" svg:y="0.508cm">
          <draw:text-box>
            <text:p text:style-name="P8"><text:span text:style-name="T6">Pride and sin</text:span><text:span text:style-name="T6"><text:line-break/></text:span><text:span text:style-name="T6">Lurk within,</text:span><text:span text:style-name="T6"><text:line-break/></text:span><text:span text:style-name="T6">All your hopes to shatter;</text:span><text:span text:style-name="T6"><text:line-break/></text:span><text:span text:style-name="T6">Heed not when they flat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11" draw:layer="layout" svg:width="23.091cm" svg:height="7.011cm" svg:x="2.309cm" svg:y="0.508cm">
          <draw:text-box>
            <text:p text:style-name="P10"><text:span text:style-name="T5">5. </text:span><text:span text:style-name="T6">But while watching, also pray,</text:span></text:p>
            <text:p text:style-name="P10"><text:span text:style-name="T6">To the Lord unceasing.</text:span></text:p>
            <text:p text:style-name="P10"><text:span text:style-name="T6">God protects you day by day,</text:span></text:p>
            <text:p text:style-name="P10"><text:span text:style-name="T6">Strength and faith increas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4" draw:text-style-name="P11" draw:layer="layout" svg:width="23.221cm" svg:height="11.336cm" svg:x="2.286cm" svg:y="0.602cm">
          <draw:text-box>
            <text:p text:style-name="P10"><text:span text:style-name="T6">So that still</text:span></text:p>
            <text:p text:style-name="P10"><text:span text:style-name="T6">Mind and will</text:span></text:p>
            <text:p text:style-name="P10"><text:span text:style-name="T6">Shall unite to serve Him</text:span></text:p>
            <text:p text:style-name="P10"><text:span text:style-name="T6">And forever love Him.</text:span></text:p>
            <text:p text:style-name="P12"><text:span text:style-name="T7"><text:line-break/></text:span><text:span text:style-name="T7"/></text:p>
            <text:p text:style-name="P12"><text:span text:style-name="T8"><text:s text:c="8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5:48:02.400000000</meta:creation-date>
    <dc:title>Hymn template</dc:title>
    <meta:editing-duration>PT28M32S</meta:editing-duration>
    <meta:editing-cycles>16</meta:editing-cycles>
    <meta:generator>LibreOffice/6.1.5.2$Windows_X86_64 LibreOffice_project/90f8dcf33c87b3705e78202e3df5142b201bd805</meta:generator>
    <meta:initial-creator>Arthur Hoch</meta:initial-creator>
    <dc:date>2019-04-27T12:50:05.086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4-11-07T15:47:56.378000000"/>
  </office:meta>
</office:document-meta>
</file>